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top" draw:auto-grow-height="false" fo:min-height="4.83cm" fo:min-width="16.645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1.819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3.052cm" fo:min-width="8.771cm"/>
    </style:style>
    <style:style style:name="gr4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5" style:family="graphic" style:parent-style-name="standard">
      <style:graphic-properties draw:fill-color="#adc5e7" draw:textarea-horizontal-align="justify" draw:textarea-vertical-align="top" draw:auto-grow-height="false" fo:min-height="3.56cm" fo:min-width="8.136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1.147cm" fo:min-width="1.024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1.02cm" fo:min-width="1.024cm"/>
    </style:style>
    <style:style style:name="gr8" style:family="graphic" style:parent-style-name="standard">
      <style:graphic-properties draw:stroke="none" svg:stroke-color="#000000" draw:fill="solid" draw:fill-color="#dfcce4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dfcce4" draw:textarea-horizontal-align="left" draw:auto-grow-height="true" draw:auto-grow-width="false" fo:min-height="0.8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fo:font-size="24pt" fo:font-weight="bold" style:font-size-asian="24pt" style:font-size-complex="24pt"/>
    </style:style>
    <style:style style:name="P3" style:family="paragraph">
      <style:paragraph-properties fo:text-align="center"/>
      <style:text-properties style:font-name="Roboto" fo:font-size="26pt" style:font-size-asian="26pt" style:font-size-complex="26pt"/>
    </style:style>
    <style:style style:name="P4" style:family="paragraph">
      <loext:graphic-properties draw:fill-color="#adc5e7"/>
      <style:paragraph-properties fo:text-align="center"/>
      <style:text-properties fo:font-size="24pt" fo:font-weight="bold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size-complex="24pt"/>
    </style:style>
    <style:style style:name="P7" style:family="paragraph">
      <loext:graphic-properties draw:fill-color="#dfcce4"/>
      <style:paragraph-properties fo:text-align="center"/>
      <style:text-properties fo:font-size="24pt" fo:font-weight="bold" style:font-size-asian="24pt" style:font-size-complex="24pt"/>
    </style:style>
    <style:style style:name="P8" style:family="paragraph">
      <loext:graphic-properties draw:fill="solid" draw:fill-color="#dfcce4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style:font-name="Roboto"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5.08cm" svg:x="1.889cm" svg:y="1.381cm"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319cm" svg:height="1.905cm" svg:x="2.905cm" svg:y="3.032cm">
          <text:p text:style-name="P1"><text:span text:style-name="T2">0 <text:s/></text:span><text:span text:style-name="T2">1 <text:s/></text:span><text:span text:style-name="T2">2 <text:s text:c="2"/></text:span><text:span text:style-name="T2">3 <text:s text:c="2"/></text:span><text:span text:style-name="T2">4 <text:s/></text:span><text:span text:style-name="T2">5 <text:s/></text:span><text:span text:style-name="T2">6 <text:s/></text:span><text:span text:style-name="T2">7 <text:s/></text:span><text:span text:style-name="T2">8 <text:s/></text:span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71cm" svg:height="3.302cm" svg:x="2.016cm" svg:y="12.811cm">
          <text:p text:style-name="P1"><text:span text:style-name="T1">Te</text:span><text:span text:style-name="T1">ns</text:span><text:span text:style-name="T1">or: </text:span><text:span text:style-name="T1">a </text:span><text:span text:style-name="T1">(1 </text:span><text:span text:style-name="T1">Di</text:span><text:span text:style-name="T1">m)</text:span></text:p>
          <text:p text:style-name="P1"><text:span text:style-name="T1">Sta</text:span><text:span text:style-name="T1">rt </text:span><text:span text:style-name="T1">off</text:span><text:span text:style-name="T1">set </text:span><text:span text:style-name="T1">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097cm" svg:y1="8.239cm" svg:x2="3.921cm" svg:y2="4.937cm">
          <text:p/>
        </draw:line>
        <draw:custom-shape draw:style-name="gr5" draw:text-style-name="P4" draw:layer="layout" svg:width="8.636cm" svg:height="3.81cm" svg:x="14.97cm" svg:y="7.731cm">
          <text:p text:style-name="P1"><text:span text:style-name="T1">Tensor: b (2 Dim)</text:span></text:p>
          <text:p text:style-name="P1"><text:span text:style-name="T1">Start offset = 0</text:span></text:p>
          <text:p text:style-name="P1"><text:span text:style-name="T1">Rows = 2</text:span></text:p>
          <text:p text:style-name="P1"><text:span text:style-name="T1">Cols = 5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318cm" svg:y1="12.684cm" svg:x2="3.51cm" svg:y2="4.684cm">
          <text:p/>
        </draw:line>
        <draw:g>
          <draw:custom-shape draw:style-name="gr6" draw:text-style-name="P7" draw:layer="layout" svg:width="1.524cm" svg:height="1.397cm" svg:x="15.782cm" svg:y="12.049cm">
            <text:p text:style-name="P6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7.306cm" svg:y="12.049cm">
            <text:p text:style-name="P6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8.873cm" svg:y="12.049cm">
            <text:p text:style-name="P6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20.482cm" svg:y="12.049cm">
            <text:p text:style-name="P6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22.082cm" svg:y="12.049cm">
            <text:p text:style-name="P6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5.782cm" svg:y="13.446cm">
            <text:p text:style-name="P6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7.306cm" svg:y="13.446cm">
            <text:p text:style-name="P6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8.873cm" svg:y="13.446cm">
            <text:p text:style-name="P6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20.482cm" svg:y="13.446cm">
            <text:p text:style-name="P6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1.524cm" svg:height="1.27cm" svg:x="22.082cm" svg:y="13.573cm">
            <text:p text:style-name="P6"><text:span text:style-name="T1">9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7" draw:layer="layout" svg:width="1.524cm" svg:height="1.397cm" svg:x="1.889cm" svg:y="16.494cm">
            <text:p text:style-name="P1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3.413cm" svg:y="16.494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4.98cm" svg:y="16.494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6.489cm" svg:y="16.494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8.089cm" svg:y="16.494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9.686cm" svg:y="16.494cm">
            <text:p text:style-name="P1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1.21cm" svg:y="16.494cm">
            <text:p text:style-name="P1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2.777cm" svg:y="16.494cm">
            <text:p text:style-name="P1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4.386cm" svg:y="16.494cm">
            <text:p text:style-name="P1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1.524cm" svg:height="1.397cm" svg:x="15.986cm" svg:y="16.494cm">
            <text:p text:style-name="P1"><text:span text:style-name="T1">9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8" draw:layer="layout" svg:width="2.902cm" svg:height="1.119cm" svg:x="6.715cm" svg:y="18.526cm">
          <draw:text-box>
            <text:p><text:span text:style-name="T3">View 1</text:span></text:p>
          </draw:text-box>
        </draw:frame>
        <draw:frame draw:style-name="gr9" draw:text-style-name="P8" draw:layer="layout" svg:width="2.902cm" svg:height="1.119cm" svg:x="20.704cm" svg:y="14.994cm">
          <draw:text-box>
            <text:p><text:span text:style-name="T3">View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4:43:37.393328544</meta:creation-date>
    <dc:date>2020-09-07T16:50:04.716003320</dc:date>
    <meta:editing-duration>PT56M2S</meta:editing-duration>
    <meta:editing-cycles>18</meta:editing-cycles>
    <meta:generator>LibreOffice/6.0.7.3$Linux_X86_64 LibreOffice_project/00m0$Build-3</meta:generator>
    <meta:document-statistic meta:object-count="30"/>
  </office:meta>
</office:document-meta>
</file>